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40e1" officeooo:paragraph-rsid="001c40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<text:tab/>Prof. Naoki Yamamoto,</text:p>
      <text:p text:style-name="P1"><text:tab/>Department of Applied Physics and Physico-Informatics,</text:p>
      <text:p text:style-name="P1"><text:tab/>School of Fundamental Science and Technology,</text:p>
      <text:p text:style-name="P1"><text:tab/>Keio University,</text:p>
      <text:p text:style-name="P1"><text:tab/>Yokohama 223-8522, Japan.</text:p>
      <text:p text:style-name="P1"><text:tab/>Email: <text:a xlink:type="simple" xlink:href="mailto:yamamoto@appi.keio.ac.jp" text:style-name="Internet_20_link" text:visited-style-name="Visited_20_Internet_20_Link">yamamoto@appi.keio.ac.jp</text:a></text:p>
      <text:p text:style-name="P1"><text:tab/>Telephone: 045-566-1830, Extension: 42587.</text:p>
      <text:p text:style-name="P1"><text:tab/>url: <text:a xlink:type="simple" xlink:href="https://www.st.keio.ac.jp/en/tprofile/appi/yamamoto.html" text:style-name="Internet_20_link" text:visited-style-name="Visited_20_Internet_20_Link">https://www.st.keio.ac.jp/en/tprofile/appi/yamamoto.html</text:a></text:p>
      <text:p text:style-name="P1"/>
      <text:p text:style-name="P1">2)<text:tab/>Prof. Jiri Vala,</text:p>
      <text:p text:style-name="P1"><text:tab/>Department of Theoretical Physics,</text:p>
      <text:p text:style-name="P1"><text:tab/>Room 1.11,</text:p>
      <text:p text:style-name="P1"><text:tab/>Science Building, North Campus,</text:p>
      <text:p text:style-name="P1"><text:tab/>Maynooth University,</text:p>
      <text:p text:style-name="P1"><text:tab/>Co. Kildare, Ireland</text:p>
      <text:p text:style-name="P1"><text:tab/>Email: <text:a xlink:type="simple" xlink:href="mailto:jiri.vala@mu.ie" text:style-name="Internet_20_link" text:visited-style-name="Visited_20_Internet_20_Link">jiri.vala@mu.ie</text:a></text:p>
      <text:p text:style-name="P1"><text:tab/>Phone: (01) 708 3553</text:p>
      <text:p text:style-name="P1"><text:tab/>url: <text:a xlink:type="simple" xlink:href="https://www.maynoothuniversity.ie/people/jiri-vala" text:style-name="Internet_20_link" text:visited-style-name="Visited_20_Internet_20_Link">https://www.maynoothuniversity.ie/people/jiri-vala</text:a></text:p>
      <text:p text:style-name="P1"/>
      <text:p text:style-name="P1">3)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2:56:42.151638869</meta:creation-date>
    <dc:date>2024-03-27T00:00:42.598517432</dc:date>
    <meta:editing-duration>PT53M50S</meta:editing-duration>
    <meta:editing-cycles>1</meta:editing-cycles>
    <meta:document-statistic meta:table-count="0" meta:image-count="0" meta:object-count="0" meta:page-count="1" meta:paragraph-count="18" meta:word-count="57" meta:character-count="547" meta:non-whitespace-character-count="492"/>
    <meta:generator>LibreOffice/7.3.7.2$Linux_X86_64 LibreOffice_project/30$Build-2</meta:generator>
  </office:meta>
</office:document-meta>
</file>